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style:font-name="Lato" fo:language="pt" fo:country="BR" officeooo:rsid="00011373" officeooo:paragraph-rsid="00011373"/>
    </style:style>
    <style:style style:name="P2" style:family="paragraph" style:parent-style-name="Standard">
      <style:paragraph-properties fo:line-height="150%"/>
      <style:text-properties style:font-name="Lato" fo:language="pt" fo:country="BR" fo:font-weight="bold" officeooo:rsid="00011373" officeooo:paragraph-rsid="00011373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Lato" fo:language="pt" fo:country="BR" fo:font-weight="bold" officeooo:rsid="000968c7" officeooo:paragraph-rsid="000968c7" style:font-weight-asian="bold" style:font-weight-complex="bold"/>
    </style:style>
    <style:style style:name="P4" style:family="paragraph" style:parent-style-name="Standard" style:list-style-name="L3">
      <style:paragraph-properties fo:line-height="150%"/>
      <style:text-properties style:font-name="Lato" fo:language="pt" fo:country="BR" fo:font-weight="bold" officeooo:rsid="000c8df2" officeooo:paragraph-rsid="000c8df2" style:font-weight-asian="bold" style:font-weight-complex="bold"/>
    </style:style>
    <style:style style:name="P5" style:family="paragraph" style:parent-style-name="Standard" style:list-style-name="L3">
      <style:paragraph-properties fo:line-height="150%"/>
      <style:text-properties style:font-name="Lato" fo:language="pt" fo:country="BR" fo:font-weight="bold" officeooo:rsid="000d540c" officeooo:paragraph-rsid="000d540c" style:font-weight-asian="bold" style:font-weight-complex="bold"/>
    </style:style>
    <style:style style:name="P6" style:family="paragraph" style:parent-style-name="Standard" style:list-style-name="L4">
      <style:paragraph-properties fo:line-height="150%"/>
      <style:text-properties style:font-name="Lato" fo:language="pt" fo:country="BR" fo:font-weight="bold" officeooo:rsid="001c14f0" officeooo:paragraph-rsid="001c14f0" style:font-weight-asian="bold" style:font-weight-complex="bold"/>
    </style:style>
    <style:style style:name="P7" style:family="paragraph" style:parent-style-name="Standard" style:list-style-name="L4">
      <style:paragraph-properties fo:line-height="150%"/>
      <style:text-properties style:font-name="Lato" fo:language="pt" fo:country="BR" fo:font-weight="bold" officeooo:rsid="001f2ab9" officeooo:paragraph-rsid="001f2ab9" style:font-weight-asian="bold" style:font-weight-complex="bold"/>
    </style:style>
    <style:style style:name="P8" style:family="paragraph" style:parent-style-name="Standard" style:list-style-name="L4">
      <style:paragraph-properties fo:line-height="150%"/>
      <style:text-properties style:font-name="Lato" fo:language="pt" fo:country="BR" fo:font-weight="bold" officeooo:rsid="001fa6c6" officeooo:paragraph-rsid="001fa6c6" style:font-weight-asian="bold" style:font-weight-complex="bold"/>
    </style:style>
    <style:style style:name="P9" style:family="paragraph" style:parent-style-name="Standard" style:list-style-name="L4">
      <style:paragraph-properties fo:line-height="150%"/>
      <style:text-properties style:font-name="Lato" fo:language="pt" fo:country="BR" fo:font-weight="bold" officeooo:rsid="002228bd" officeooo:paragraph-rsid="002228bd" style:font-weight-asian="bold" style:font-weight-complex="bold"/>
    </style:style>
    <style:style style:name="P10" style:family="paragraph" style:parent-style-name="Standard" style:list-style-name="L4">
      <style:paragraph-properties fo:line-height="150%"/>
      <style:text-properties style:font-name="Lato" fo:language="pt" fo:country="BR" fo:font-weight="bold" officeooo:rsid="00263f0f" officeooo:paragraph-rsid="00263f0f" style:font-weight-asian="bold" style:font-weight-complex="bold"/>
    </style:style>
    <style:style style:name="P11" style:family="paragraph" style:parent-style-name="Standard">
      <style:paragraph-properties fo:line-height="150%"/>
      <style:text-properties style:text-position="0% 100%" style:font-name="Lato" fo:language="pt" fo:country="BR" fo:font-weight="bold" officeooo:rsid="000968c7" officeooo:paragraph-rsid="000968c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ef7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ef7e" style:font-weight-asian="normal" style:font-weight-complex="normal"/>
    </style:style>
    <style:style style:name="T5" style:family="text">
      <style:text-properties fo:font-weight="normal" officeooo:rsid="0004e281" style:font-weight-asian="normal" style:font-weight-complex="normal"/>
    </style:style>
    <style:style style:name="T6" style:family="text">
      <style:text-properties fo:font-weight="normal" officeooo:rsid="00060a8a" style:font-weight-asian="normal" style:font-weight-complex="normal"/>
    </style:style>
    <style:style style:name="T7" style:family="text">
      <style:text-properties fo:font-weight="normal" officeooo:rsid="0006e7fa" style:font-weight-asian="normal" style:font-weight-complex="normal"/>
    </style:style>
    <style:style style:name="T8" style:family="text">
      <style:text-properties fo:font-weight="normal" officeooo:rsid="00086a65" style:font-weight-asian="normal" style:font-weight-complex="normal"/>
    </style:style>
    <style:style style:name="T9" style:family="text">
      <style:text-properties fo:font-weight="normal" officeooo:rsid="0009ea2a" style:font-weight-asian="normal" style:font-weight-complex="normal"/>
    </style:style>
    <style:style style:name="T10" style:family="text">
      <style:text-properties fo:font-weight="normal" officeooo:rsid="000d540c" style:font-weight-asian="normal" style:font-weight-complex="normal"/>
    </style:style>
    <style:style style:name="T11" style:family="text">
      <style:text-properties fo:font-weight="normal" officeooo:rsid="000f3b25" style:font-weight-asian="normal" style:font-weight-complex="normal"/>
    </style:style>
    <style:style style:name="T12" style:family="text">
      <style:text-properties fo:font-weight="normal" officeooo:rsid="00109bff" style:font-weight-asian="normal" style:font-weight-complex="normal"/>
    </style:style>
    <style:style style:name="T13" style:family="text">
      <style:text-properties fo:font-weight="normal" officeooo:rsid="00128759" style:font-weight-asian="normal" style:font-weight-complex="normal"/>
    </style:style>
    <style:style style:name="T14" style:family="text">
      <style:text-properties fo:font-weight="normal" officeooo:rsid="0015b1d6" style:font-weight-asian="normal" style:font-weight-complex="normal"/>
    </style:style>
    <style:style style:name="T15" style:family="text">
      <style:text-properties fo:font-weight="normal" officeooo:rsid="001deff7" style:font-weight-asian="normal" style:font-weight-complex="normal"/>
    </style:style>
    <style:style style:name="T16" style:family="text">
      <style:text-properties fo:font-weight="normal" officeooo:rsid="001fa6c6" style:font-weight-asian="normal" style:font-weight-complex="normal"/>
    </style:style>
    <style:style style:name="T17" style:family="text">
      <style:text-properties fo:font-weight="normal" officeooo:rsid="0020fe80" style:font-weight-asian="normal" style:font-weight-complex="normal"/>
    </style:style>
    <style:style style:name="T18" style:family="text">
      <style:text-properties fo:font-weight="normal" officeooo:rsid="002228bd" style:font-weight-asian="normal" style:font-weight-complex="normal"/>
    </style:style>
    <style:style style:name="T19" style:family="text">
      <style:text-properties fo:font-weight="normal" officeooo:rsid="0022dca1" style:font-weight-asian="normal" style:font-weight-complex="normal"/>
    </style:style>
    <style:style style:name="T20" style:family="text">
      <style:text-properties fo:font-weight="normal" officeooo:rsid="0024405b" style:font-weight-asian="normal" style:font-weight-complex="normal"/>
    </style:style>
    <style:style style:name="T21" style:family="text">
      <style:text-properties fo:font-weight="normal" officeooo:rsid="0027f69c" style:font-weight-asian="normal" style:font-weight-complex="normal"/>
    </style:style>
    <style:style style:name="T22" style:family="text">
      <style:text-properties fo:font-weight="normal" officeooo:rsid="002c55b4" style:font-weight-asian="normal" style:font-weight-complex="normal"/>
    </style:style>
    <style:style style:name="T23" style:family="text">
      <style:text-properties fo:font-weight="normal" officeooo:rsid="002cc94f" style:font-weight-asian="normal" style:font-weight-complex="normal"/>
    </style:style>
    <style:style style:name="T24" style:family="text">
      <style:text-properties fo:font-weight="normal" officeooo:rsid="002e841e" style:font-weight-asian="normal" style:font-weight-complex="normal"/>
    </style:style>
    <style:style style:name="T25" style:family="text">
      <style:text-properties fo:font-weight="normal" officeooo:rsid="002fe4d0" style:font-weight-asian="normal" style:font-weight-complex="normal"/>
    </style:style>
    <style:style style:name="T26" style:family="text">
      <style:text-properties fo:font-weight="normal" officeooo:rsid="003122b6" style:font-weight-asian="normal" style:font-weight-complex="normal"/>
    </style:style>
    <style:style style:name="T27" style:family="text">
      <style:text-properties fo:font-weight="normal" officeooo:rsid="0031723e" style:font-weight-asian="normal" style:font-weight-complex="normal"/>
    </style:style>
    <style:style style:name="T28" style:family="text">
      <style:text-properties officeooo:rsid="0004e281"/>
    </style:style>
    <style:style style:name="T29" style:family="text">
      <style:text-properties officeooo:rsid="003495a9"/>
    </style:style>
    <style:style style:name="T30" style:family="text">
      <style:text-properties officeooo:rsid="003793b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uno: </text:span>Ayrton Araújo </text:p>
      <text:p text:style-name="P1"><text:span text:style-name="T1">Nome do software:</text:span> Fila<text:span text:style-name="T30">ment</text:span> Bench<text:span text:style-name="T2">marking</text:span></text:p>
      <text:p text:style-name="P1"/>
      <text:p text:style-name="P2">Escopo: <text:span text:style-name="T9">U</text:span><text:span text:style-name="T4">m</text:span><text:span text:style-name="T17">a pl</text:span><text:span text:style-name="T16">ataforma</text:span><text:span text:style-name="T4"> online que serve para </text:span><text:span text:style-name="T5">que usuários de impressão 3D possam consultar </text:span><text:span text:style-name="T6">informações (tipo de material, qualidade de impressão, especificações usadas </text:span><text:span text:style-name="T7">na impressão </text:span><text:span text:style-name="T8">e</text:span><text:span text:style-name="T7"> etc.</text:span><text:span text:style-name="T6">) </text:span><text:span text:style-name="T5">e </text:span><text:span text:style-name="T6">avaliar</text:span><text:span text:style-name="T5"> os filamentos </text:span><text:span text:style-name="T10">e resinas </text:span><text:span text:style-name="T5">para impressão 3D.</text:span></text:p>
      <text:p text:style-name="P2"><text:span text:style-name="T5"/></text:p>
      <text:p text:style-name="P3"><text:span text:style-name="T28">R</text:span>equisitos</text:p>
      <text:p text:style-name="P11">Requisitos funcionais:</text:p>
      <text:list text:style-name="L3">
        <text:list-item>
          <text:p text:style-name="P4"><text:span text:style-name="T3">O usuário deve conseguir fazer buscas pelos filamentos </text:span><text:span text:style-name="T11">e resinas</text:span><text:span text:style-name="T3"> </text:span><text:span text:style-name="T10">que deseja consultar ou avaliar.</text:span></text:p>
        </text:list-item>
        <text:list-item>
          <text:p text:style-name="P5"><text:span text:style-name="T3">O usuário deve conseguir criar uma conta </text:span><text:span text:style-name="T19">e uma perfil</text:span><text:span text:style-name="T3"> para deixar sua avaliação </text:span><text:span text:style-name="T22">sobre os aspectos dos filamentos ou resinas (qualidade subjetiva, facilidade de conservação, </text:span><text:span text:style-name="T24">embalagem, carretel ou garrafa, </text:span><text:span text:style-name="T25">facilidade de impressão, </text:span><text:span text:style-name="T26">etc</text:span><text:span text:style-name="T23">)</text:span><text:span text:style-name="T3">.</text:span></text:p>
        </text:list-item>
        <text:list-item>
          <text:p text:style-name="P5"><text:span text:style-name="T3">O sistema deve permitir o cadastro de marcas de filamentos e resinas.</text:span></text:p>
        </text:list-item>
        <text:list-item>
          <text:p text:style-name="P5"><text:span text:style-name="T3">Os gerenciadores devem ser capazes de moderar </text:span><text:span text:style-name="T21">as análises</text:span><text:span text:style-name="T3"> </text:span><text:span text:style-name="T21">d</text:span><text:span text:style-name="T3">os filamentos </text:span><text:span text:style-name="T12">e resinas</text:span><text:span text:style-name="T3"> cadastrados.</text:span></text:p>
        </text:list-item>
        <text:list-item>
          <text:p text:style-name="P5"><text:span text:style-name="T3">O sistema deve gerar uma pontuação </text:span><text:span text:style-name="T14">com base na avaliação dos usuários</text:span><text:span text:style-name="T3"> para cada filamento </text:span><text:span text:style-name="T13">e resina</text:span><text:span text:style-name="T3"> cadastrado na base de dados.</text:span></text:p>
        </text:list-item>
        <text:list-item>
          <text:p text:style-name="P5"><text:span text:style-name="T3">O usuário deve conseguir enviar fotos e/ou vídeos de impressões feitas com os filamentos ou resina.</text:span></text:p>
        </text:list-item>
      </text:list>
      <text:p text:style-name="P3"><text:span text:style-name="T3"/></text:p>
      <text:p text:style-name="P3">Requisitos não-funcionais:</text:p>
      <text:list text:style-name="L4">
        <text:list-item>
          <text:p text:style-name="P6"><text:span text:style-name="T3">A interface do sistema deve ser otimizada para desktop e mobile.</text:span></text:p>
        </text:list-item>
        <text:list-item>
          <text:p text:style-name="P6"><text:span text:style-name="T3"><text:s/></text:span><text:span text:style-name="T15">Pra otimizar a velocidade, as imagens e vídeos enviados para a plataforma devem ser compactados.</text:span></text:p>
        </text:list-item>
        <text:list-item>
          <text:p text:style-name="P7"><text:span text:style-name="T15">A </text:span><text:span text:style-name="T3">pontuação do filamento ou resina deve aparecer em destaque </text:span><text:span text:style-name="T16">dentro da página de descrição do produto</text:span></text:p>
        </text:list-item>
        <text:list-item>
          <text:p text:style-name="P8"><text:span text:style-name="T3">Os produtos mais bem avaliados devem aparecer em destaque na </text:span><text:span text:style-name="T18">página inicial da plataforma.</text:span></text:p>
        </text:list-item>
        <text:list-item>
          <text:p text:style-name="P9"><text:span text:style-name="T3">A interface deve ser minimalista </text:span><text:span text:style-name="T20">e possuir um design moderno.</text:span></text:p>
        </text:list-item>
        <text:list-item>
          <text:p text:style-name="P10"><text:span text:style-name="T20">O </text:span><text:span text:style-name="T3">sistema de avaliação, assim como </text:span><text:span text:style-name="T27">s</text:span><text:span text:style-name="T3">a pontuação devem ser intuitivas para o usuári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6:53:31.170000000</meta:creation-date>
    <dc:date>2024-03-02T17:51:32.189000000</dc:date>
    <meta:editing-duration>PT57M42S</meta:editing-duration>
    <meta:editing-cycles>38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18" meta:word-count="255" meta:character-count="1602" meta:non-whitespace-character-count="1375"/>
  </office:meta>
</office:document-meta>
</file>